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claringTypePredicate.DeclaringTypePredicate( String nodeType , boolean props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laringTypePredicate.matches( Item ite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claringTypePredicate.DeclaringTypePredicate( String nodeType , boolean propsOnly , int minDepth , int maxDep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